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2.133cm" fo:min-width="0.701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1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3.3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3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3.3cm"/>
      <style:paragraph-properties style:writing-mode="lr-tb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46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47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1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5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54" style:family="graphic" style:parent-style-name="standard">
      <style:graphic-properties draw:fill="solid" draw:fill-color="#acddff" draw:textarea-horizontal-align="justify" draw:textarea-vertical-align="middle" draw:auto-grow-height="false" fo:min-height="6.15cm" fo:min-width="8.3cm"/>
    </style:style>
    <style:style style:name="gr5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6" style:family="graphic" style:parent-style-name="objectwithoutfill">
      <style:graphic-properties draw:marker-end="Symmetric_20_Arrow" draw:marker-end-width="0.3cm" draw:fill="solid" draw:textarea-vertical-align="middle"/>
    </style:style>
    <style:style style:name="gr57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5.3cm"/>
    </style:style>
    <style:style style:name="gr5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6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1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62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6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65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66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6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6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6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7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71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72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73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7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75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7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7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7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7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80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81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8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8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8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8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8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8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9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9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3cm"/>
      <style:paragraph-properties style:writing-mode="lr-tb"/>
    </style:style>
    <style:style style:name="gr9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9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94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9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9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98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9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0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01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0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0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04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05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06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07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08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09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style:paragraph-properties fo:text-align="end" style:writing-mode="lr-tb"/>
      <style:text-properties fo:font-size="9pt"/>
    </style:style>
    <style:style style:name="P18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19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0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2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3" style:family="paragraph">
      <loext:graphic-properties draw:fill="solid" draw:fill-color="#acddff"/>
      <style:paragraph-properties fo:text-align="center" style:writing-mode="lr-tb"/>
    </style:style>
    <style:style style:name="P24" style:family="paragraph">
      <style:paragraph-properties fo:text-align="center" style:writing-mode="lr-tb"/>
      <style:text-properties fo:font-size="9pt" style:font-size-asian="9pt" style:font-size-complex="9pt"/>
    </style:style>
    <style:style style:name="P25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3.301cm 8.794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3.4cm" svg:x="6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7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5.901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5.901cm" svg:y="7.594cm">
          <text:p text:style-name="P3"><text:span text:style-name="T1">Comp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9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3.366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3" draw:id="id83" draw:layer="layout" svg:width="0.954cm" svg:height="0.4cm" svg:x="23.301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3.301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3.301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501cm" svg:y1="7.994cm" svg:x2="25.901cm" svg:y2="7.994cm" draw:start-shape="id51" draw:start-glue-point="6" draw:end-shape="id52" draw:end-glue-point="3" svg:d="M25501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5.118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5.118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5.118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5.118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7.5cm" svg:y1="7.994cm" svg:x2="15.118cm" svg:y2="10.199cm" draw:start-shape="id52" draw:start-glue-point="1" draw:end-shape="id53" draw:end-glue-point="3" svg:d="M27500 7994h798v2903h-13681v-698h501" svg:viewBox="0 0 13682 2904">
          <text:p/>
        </draw:connector>
        <draw:custom-shape draw:style-name="gr13" draw:text-style-name="P6" xml:id="id54" draw:id="id54" draw:layer="layout" svg:width="0.8cm" svg:height="0.8cm" svg:x="13.199cm" svg:y="9.3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9.799cm" svg:x2="15.118cm" svg:y2="9.799cm" draw:start-shape="id54" draw:start-glue-point="1" draw:end-shape="id55" draw:end-glue-point="3" svg:d="M13999 9799h1119" svg:viewBox="0 0 1120 1">
          <text:p/>
        </draw:connector>
        <draw:connector draw:style-name="gr9" draw:text-style-name="P5" draw:layer="layout" draw:line-skew="-2.85cm" svg:x1="16.399cm" svg:y1="9.8cm" svg:x2="23.301cm" svg:y2="8.194cm" draw:start-shape="id56" draw:start-glue-point="6" draw:end-shape="id57" draw:end-glue-point="3" svg:d="M16399 9800h601v-1606h6301" svg:viewBox="0 0 6903 1607">
          <text:p/>
        </draw:connector>
        <draw:custom-shape draw:style-name="gr17" draw:text-style-name="P1" xml:id="id59" draw:id="id59" draw:layer="layout" svg:width="1.201cm" svg:height="1.281cm" draw:transform="rotate (1.5707963267949) translate (18.4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4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8.4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8.4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0.298cm" svg:x1="18.4cm" svg:y1="9.399cm" svg:x2="27.5cm" svg:y2="7.994cm" draw:start-shape="id58" draw:start-glue-point="3" draw:end-shape="id52" draw:end-glue-point="1" svg:d="M18400 9399h-501v800h10399v-2205h-798" svg:viewBox="0 0 10400 2206">
          <text:p/>
        </draw:connector>
        <draw:connector draw:style-name="gr9" draw:text-style-name="P5" draw:layer="layout" svg:x1="19.681cm" svg:y1="9cm" svg:x2="20.718cm" svg:y2="8.999cm" draw:start-shape="id59" draw:start-glue-point="6" draw:end-shape="id60" draw:end-glue-point="3" svg:d="M19681 9000h519v-1h518" svg:viewBox="0 0 1038 2">
          <text:p/>
        </draw:connector>
        <draw:connector draw:style-name="gr9" draw:text-style-name="P5" draw:layer="layout" draw:line-skew="1.14cm" svg:x1="11.399cm" svg:y1="6.199cm" svg:x2="15.118cm" svg:y2="7.999cm" draw:start-shape="id61" draw:start-glue-point="1" svg:d="M11399 6199h3250v1800h469" svg:viewBox="0 0 3720 1801">
          <text:p/>
        </draw:connector>
        <draw:custom-shape draw:style-name="gr38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3.301cm" svg:y1="7.794cm" svg:x2="27.5cm" svg:y2="7.994cm" draw:start-shape="id62" draw:start-glue-point="3" draw:end-shape="id52" draw:end-glue-point="1" svg:d="M23301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5.118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5.118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5.118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5.118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3" draw:id="id63" draw:layer="layout" svg:width="0.8cm" svg:height="0.8cm" svg:x="13.199cm" svg:y="7.9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99cm" svg:y1="8.399cm" svg:x2="15.118cm" svg:y2="8.399cm" draw:start-shape="id63" draw:start-glue-point="1" svg:d="M13999 8399h1119" svg:viewBox="0 0 1120 1">
          <text:p/>
        </draw:connector>
        <draw:connector draw:style-name="gr9" draw:text-style-name="P5" draw:layer="layout" svg:x1="16.399cm" svg:y1="8cm" svg:x2="18.4cm" svg:y2="8.999cm" draw:start-shape="id64" draw:start-glue-point="6" draw:end-shape="id65" draw:end-glue-point="3" svg:d="M16399 8000h1001v999h1000" svg:viewBox="0 0 2002 1000">
          <text:p/>
        </draw:connector>
        <draw:custom-shape draw:style-name="gr6" draw:text-style-name="P4" xml:id="id61" draw:id="id61" draw:layer="layout" svg:width="2cm" svg:height="0.4cm" svg:x="9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39" draw:text-style-name="P1" xml:id="id69" draw:id="id69" draw:layer="layout" svg:width="1.2cm" svg:height="3.001cm" draw:transform="rotate (1.5707963267949) translate (29.599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0" draw:text-style-name="P4" draw:layer="layout" svg:width="2.401cm" svg:height="0.4cm" svg:x="29.599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9.599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9.599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4cm" svg:y1="5.8cm" svg:x2="29.599cm" svg:y2="5.798cm" draw:start-shape="id66" draw:start-glue-point="1" draw:end-shape="id67" draw:end-glue-point="3" svg:d="M11400 5800h9100v-2h9099" svg:viewBox="0 0 18200 3">
          <text:p/>
        </draw:connector>
        <draw:connector draw:style-name="gr9" draw:text-style-name="P5" draw:layer="layout" svg:x1="27.5cm" svg:y1="7.994cm" svg:x2="29.599cm" svg:y2="6.198cm" draw:start-shape="id52" draw:start-glue-point="1" draw:end-shape="id68" draw:end-glue-point="3" svg:d="M27500 7994h1049v-1796h1050" svg:viewBox="0 0 2100 1797">
          <text:p/>
        </draw:connector>
        <draw:custom-shape draw:style-name="gr41" draw:text-style-name="P2" draw:layer="measurelines" svg:width="3.8cm" svg:height="2.2cm" svg:x="36.2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measurelines" svg:width="2.4cm" svg:height="0.447cm" svg:x="36.2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0" draw:id="id70" draw:layer="measurelines" svg:width="1.6cm" svg:height="0.4cm" svg:x="36.2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6.2cm" svg:y2="5.8cm" draw:start-shape="id69" draw:start-glue-point="6" draw:end-shape="id70" draw:end-glue-point="3" svg:d="M32600 5799h1800v1h1800" svg:viewBox="0 0 3601 2">
          <text:p/>
        </draw:connector>
        <draw:custom-shape draw:style-name="gr28" draw:text-style-name="P2" xml:id="id71" draw:id="id71" draw:layer="measurelines" svg:width="1.6cm" svg:height="0.4cm" svg:x="33.6cm" svg:y="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33.6cm" svg:y="6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5.2cm" svg:y1="6.2cm" svg:x2="36.2cm" svg:y2="6.2cm" draw:start-shape="id71" draw:start-glue-point="1" draw:end-shape="id72" draw:end-glue-point="3" svg:d="M35200 6200h1000" svg:viewBox="0 0 1001 1">
          <text:p/>
        </draw:connector>
        <draw:custom-shape draw:style-name="gr29" draw:text-style-name="P2" xml:id="id73" draw:id="id73" draw:layer="measurelines" svg:width="2.6cm" svg:height="0.8cm" svg:x="35.2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2.6cm" svg:y1="5.799cm" svg:x2="35.2cm" svg:y2="3.8cm" draw:start-shape="id69" draw:start-glue-point="6" draw:end-shape="id73" draw:end-glue-point="3" svg:d="M32600 5799h1300v-1999h1300" svg:viewBox="0 0 2601 2000">
          <text:p/>
        </draw:connector>
        <draw:custom-shape draw:style-name="gr29" draw:text-style-name="P2" xml:id="id74" draw:id="id74" draw:layer="measurelines" svg:width="2.6cm" svg:height="0.8cm" svg:x="14.199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199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1.4cm" svg:y1="5.8cm" svg:x2="14.199cm" svg:y2="4.399cm" draw:start-shape="id66" draw:start-glue-point="1" draw:end-shape="id74" draw:end-glue-point="3" svg:d="M11400 5800h1400v-1401h1399" svg:viewBox="0 0 2800 1402">
          <text:p/>
        </draw:connector>
        <draw:custom-shape draw:style-name="gr29" draw:text-style-name="P2" xml:id="id75" draw:id="id75" draw:layer="measurelines" svg:width="2.6cm" svg:height="0.8cm" svg:x="15.11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5.11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1.399cm" svg:y1="6.199cm" svg:x2="15.118cm" svg:y2="6.399cm" draw:start-shape="id61" draw:start-glue-point="1" draw:end-shape="id75" draw:end-glue-point="3" svg:d="M11399 6199h3400v200h319" svg:viewBox="0 0 3720 201">
          <text:p/>
        </draw:connector>
        <draw:custom-shape draw:style-name="gr37" draw:text-style-name="P4" draw:layer="measurelines" svg:width="1.599cm" svg:height="0.4cm" svg:x="25.901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79" draw:id="id79" draw:layer="measurelines" svg:width="1.201cm" svg:height="1.281cm" draw:transform="rotate (1.5707963267949) translate (15.118cm 12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15.118cm" svg:y="11.199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8" draw:id="id78" draw:layer="measurelines" svg:width="0.8cm" svg:height="0.4cm" svg:x="15.118cm" svg:y="11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7" draw:id="id77" draw:layer="measurelines" svg:width="0.8cm" svg:height="0.4cm" svg:x="15.118cm" svg:y="1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76" draw:id="id76" draw:layer="measurelines" svg:width="1.2cm" svg:height="0.4cm" svg:x="13.199cm" svg:y="11.99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13.199cm" svg:y="11.9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4.399cm" svg:y1="12.199cm" svg:x2="15.118cm" svg:y2="12.2cm" draw:start-shape="id76" draw:start-glue-point="1" draw:end-shape="id77" draw:end-glue-point="3" svg:d="M14399 12199h360v1h359" svg:viewBox="0 0 720 2">
          <text:p/>
        </draw:connector>
        <draw:connector draw:style-name="gr9" draw:text-style-name="P5" draw:layer="measurelines" draw:line-skew="-1.06cm" svg:x1="11.399cm" svg:y1="6.199cm" svg:x2="15.118cm" svg:y2="11.8cm" draw:start-shape="id61" draw:start-glue-point="1" draw:end-shape="id78" draw:end-glue-point="3" svg:d="M11399 6199h800v5601h2919" svg:viewBox="0 0 3720 5602">
          <text:p/>
        </draw:connector>
        <draw:custom-shape draw:style-name="gr30" draw:text-style-name="P4" draw:layer="measurelines" svg:width="2.6cm" svg:height="0.4cm" svg:x="35.2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6.399cm" svg:y1="11.801cm" svg:x2="17.907cm" svg:y2="11.786cm" draw:start-shape="id79" draw:start-glue-point="6" svg:d="M16399 11801h1005v-15h503" svg:viewBox="0 0 1509 16">
          <text:p/>
        </draw:connector>
        <draw:custom-shape draw:style-name="gr23" draw:text-style-name="P14" xml:id="id72" draw:id="id72" draw:layer="measurelines" svg:width="1.6cm" svg:height="0.4cm" svg:x="36.2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6.2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81" draw:id="id81" draw:layer="layout" svg:width="1.6cm" svg:height="0.4cm" svg:x="38.4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2" draw:id="id82" draw:layer="layout" svg:width="1.2cm" svg:height="1.281cm" draw:transform="rotate (1.5707963267949) translate (20.718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718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20.718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80" draw:id="id80" draw:layer="layout" svg:width="0.8cm" svg:height="0.4cm" svg:x="20.718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4.6cm" svg:x1="20.718cm" svg:y1="9.399cm" svg:x2="40cm" svg:y2="5.8cm" draw:start-shape="id80" draw:start-glue-point="3" draw:end-shape="id81" draw:end-glue-point="1" svg:d="M20718 9399h-501v2801h20284v-6400h-501" svg:viewBox="0 0 20285 6401">
          <text:p/>
        </draw:connector>
        <draw:connector draw:style-name="gr9" draw:text-style-name="P5" draw:layer="layout" svg:x1="21.999cm" svg:y1="9cm" svg:x2="23.301cm" svg:y2="8.589cm" draw:start-shape="id82" draw:start-glue-point="6" draw:end-shape="id83" draw:end-glue-point="3" svg:d="M21999 9000h651v-411h651" svg:viewBox="0 0 1303 412">
          <text:p/>
        </draw:connector>
        <draw:custom-shape draw:style-name="gr43" draw:text-style-name="P16" draw:layer="layout" svg:width="3.8cm" svg:height="2.8cm" svg:x="1.4cm" svg:y="4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.53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xml:id="id86" draw:id="id86" draw:layer="layout" svg:width="2.4cm" svg:height="0.4cm" svg:x="2.8cm" svg:y="5.6cm">
          <text:p text:style-name="P17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draw:layer="layout" svg:width="3.2cm" svg:height="1.8cm" svg:x="2cm" svg:y="5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draw:layer="layout" svg:width="2.6cm" svg:height="0.4cm" svg:x="2.4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48" draw:text-style-name="P18" xml:id="id88" draw:id="id88" draw:layer="layout" svg:width="2.6cm" svg:height="0.4cm" svg:x="2.6cm" svg:y="6.4cm">
          <text:p text:style-name="P17"><text:span text:style-name="T1">Outp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84" draw:id="id84" draw:layer="layout" svg:width="3cm" svg:height="0.4cm" svg:x="2.2cm" svg:y="6cm">
          <text:p text:style-name="P17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4" xml:id="id85" draw:id="id85" draw:layer="layout" svg:width="2.4cm" svg:height="0.4cm" svg:x="6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2cm" svg:x2="6.8cm" svg:y2="6.2cm" draw:start-shape="id84" draw:start-glue-point="1" draw:end-shape="id85" draw:end-glue-point="3" svg:d="M5200 6200h1600" svg:viewBox="0 0 1601 1">
          <text:p/>
        </draw:connector>
        <draw:custom-shape draw:style-name="gr50" draw:text-style-name="P14" xml:id="id87" draw:id="id87" draw:layer="layout" svg:width="2.4cm" svg:height="0.4cm" svg:x="6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5.8cm" svg:x2="6.8cm" svg:y2="5.8cm" draw:start-shape="id86" draw:start-glue-point="1" draw:end-shape="id87" draw:end-glue-point="3" svg:d="M5200 5800h1600" svg:viewBox="0 0 1601 1">
          <text:p/>
        </draw:connector>
        <draw:custom-shape draw:style-name="gr50" draw:text-style-name="P14" xml:id="id89" draw:id="id89" draw:layer="layout" svg:width="2.4cm" svg:height="0.4cm" svg:x="6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cm" svg:y1="6.6cm" svg:x2="6.8cm" svg:y2="6.6cm" draw:start-shape="id88" draw:start-glue-point="1" draw:end-shape="id89" draw:end-glue-point="3" svg:d="M5200 6600h1600" svg:viewBox="0 0 1601 1">
          <text:p/>
        </draw:connector>
        <draw:custom-shape draw:style-name="gr30" draw:text-style-name="P4" draw:layer="layout" svg:width="2.6cm" svg:height="0.4cm" svg:x="15.11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4.8cm" svg:height="3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4.8cm" svg:height="0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26cm" svg:height="0.4cm" svg:x="4.0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26cm" svg:height="0.4cm" svg:x="4.0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8.8cm" svg:height="6.4cm" svg:x="1.8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4.8cm" svg:height="0.4cm" svg:x="1.8cm" svg:y="3.6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xml:id="id90" draw:id="id90" draw:layer="layout" svg:width="4.6cm" svg:height="0.4cm" svg:x="6cm" svg:y="4.199cm">
          <text:p text:style-name="P17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4.8cm" svg:height="0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26cm" svg:height="0.4cm" svg:x="24.6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2.526cm" svg:height="0.4cm" svg:x="24.6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4.8cm" svg:height="3.4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4.8cm" svg:height="0.4cm" svg:x="22.4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xml:id="id91" draw:id="id91" draw:layer="layout" svg:width="4.6cm" svg:height="0.4cm" svg:x="22.4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3" draw:id="id93" draw:layer="layout" svg:width="0.8cm" svg:height="0.4cm" svg:x="22.4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6cm" svg:y1="4.399cm" svg:x2="22.4cm" svg:y2="4.4cm" draw:start-shape="id90" draw:start-glue-point="1" draw:end-shape="id91" draw:end-glue-point="3" svg:d="M10600 4399h5900v1h5900" svg:viewBox="0 0 11801 2">
          <text:p/>
        </draw:connector>
        <draw:custom-shape draw:style-name="gr55" draw:text-style-name="P18" xml:id="id92" draw:id="id92" draw:layer="layout" svg:width="4.6cm" svg:height="0.4cm" svg:x="6cm" svg:y="4.6cm">
          <text:p text:style-name="P17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6cm" svg:y1="4.8cm" svg:x2="22.4cm" svg:y2="4.8cm" draw:start-shape="id92" draw:start-glue-point="1" draw:end-shape="id93" draw:end-glue-point="3" svg:d="M10600 4800h11800" svg:viewBox="0 0 11801 1">
          <text:p/>
        </draw:connector>
        <draw:custom-shape draw:style-name="gr57" draw:text-style-name="P2" draw:layer="layout" svg:width="5.8cm" svg:height="3.2cm" svg:x="4.8cm" svg:y="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9.001cm" svg:y="6cm">
          <text:p text:style-name="P3"><text:span text:style-name="T1">NavCtl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4.6cm" svg:height="0.4cm" svg:x="4.8cm" svg:y="6.6cm">
          <text:p text:style-name="P13"><text:span text:style-name="T1">VrvCompsCount : CpStateInp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draw:layer="layout" svg:width="4.6cm" svg:height="0.4cm" svg:x="4.8cm" svg:y="7cm">
          <text:p text:style-name="P13"><text:span text:style-name="T1">DrpCreated : CpStateIn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58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2.4cm" svg:height="0.447cm" svg:x="29.2cm" svg:y="21.4cm">
          <text:p text:style-name="P21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2.6cm" svg:height="0.4cm" svg:x="29.2cm" svg:y="22cm">
          <text:p text:style-name="P21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94" draw:id="id94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9" draw:id="id99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1" draw:id="id101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4" draw:start-glue-point="6" draw:end-shape="id95" draw:end-glue-point="3" svg:d="M23081 11401h160v-1h159" svg:viewBox="0 0 320 2">
          <text:p/>
        </draw:connector>
        <draw:custom-shape draw:style-name="gr17" draw:text-style-name="P1" xml:id="id98" draw:id="id98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4" draw:id="id154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7" draw:id="id97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4cm" svg:height="0.447cm" svg:x="2cm" svg:y="9cm">
          <text:p text:style-name="P21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3cm" svg:height="0.447cm" svg:x="3.4cm" svg:y="9.6cm">
          <text:p text:style-name="P21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67" draw:text-style-name="P22" draw:layer="layout" svg:width="4cm" svg:height="0.447cm" svg:x="2.4cm" svg:y="10.2cm">
          <text:p text:style-name="P21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4" draw:id="id104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xml:id="id141" draw:id="id141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6" draw:id="id96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6" draw:start-glue-point="1" draw:end-shape="id97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8" draw:start-glue-point="6" draw:end-shape="id99" draw:end-glue-point="3" svg:d="M20681 10601h560v599h559" svg:viewBox="0 0 1120 600">
          <text:p/>
        </draw:connector>
        <draw:custom-shape draw:style-name="gr71" draw:text-style-name="P4" xml:id="id151" draw:id="id151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100" draw:start-glue-point="6" draw:end-shape="id101" draw:end-glue-point="3" svg:d="M20600 12401h601v-801h599" svg:viewBox="0 0 1201 802">
          <text:p/>
        </draw:connector>
        <draw:custom-shape draw:style-name="gr12" draw:text-style-name="P4" xml:id="id103" draw:id="id103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02" draw:id="id102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5" draw:id="id155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5" draw:id="id105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102" draw:start-glue-point="6" draw:end-shape="id103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4" draw:start-glue-point="1" draw:end-shape="id105" draw:end-glue-point="3" svg:d="M18600 14509h400v1h400" svg:viewBox="0 0 801 2">
          <text:p/>
        </draw:connector>
        <draw:custom-shape draw:style-name="gr72" draw:text-style-name="P10" xml:id="id106" draw:id="id106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8" draw:id="id108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0" draw:id="id110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9" draw:id="id129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6" draw:start-glue-point="6" draw:end-shape="id96" draw:end-glue-point="3" svg:d="M21200 6806h460v4h459" svg:viewBox="0 0 920 5">
          <text:p/>
        </draw:connector>
        <draw:custom-shape draw:style-name="gr71" draw:text-style-name="P18" xml:id="id107" draw:id="id107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7" draw:start-glue-point="1" draw:end-shape="id108" draw:end-glue-point="3" svg:d="M6400 12597h5541v-5197h7178" svg:viewBox="0 0 12720 5198">
          <text:p/>
        </draw:connector>
        <draw:custom-shape draw:style-name="gr15" draw:text-style-name="P10" xml:id="id109" draw:id="id109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2" draw:id="id112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7" draw:id="id117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7" draw:id="id127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9" draw:start-glue-point="6" draw:end-shape="id110" draw:end-glue-point="3" svg:d="M18000 4609h560v1996h559" svg:viewBox="0 0 1120 1997">
          <text:p/>
        </draw:connector>
        <draw:custom-shape draw:style-name="gr17" draw:text-style-name="P1" xml:id="id111" draw:id="id111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4" draw:id="id114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5" draw:id="id115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11" draw:start-glue-point="6" draw:end-shape="id112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3" draw:id="id113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3" draw:start-glue-point="1" draw:end-shape="id114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5" draw:start-glue-point="3" draw:end-shape="id96" draw:end-glue-point="1" svg:d="M13119 6205h-501v2195h12002v-1590h-501" svg:viewBox="0 0 12003 2196">
          <text:p/>
        </draw:connector>
        <draw:custom-shape draw:style-name="gr15" draw:text-style-name="P10" xml:id="id116" draw:id="id116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3" draw:id="id123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9" draw:id="id119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4" draw:id="id124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6" draw:start-glue-point="6" draw:end-shape="id117" draw:end-glue-point="3" svg:d="M14400 3000h701v1409h699" svg:viewBox="0 0 1401 1410">
          <text:p/>
        </draw:connector>
        <draw:custom-shape draw:style-name="gr71" draw:text-style-name="P18" xml:id="id118" draw:id="id118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8" draw:start-glue-point="1" draw:end-shape="id119" draw:end-glue-point="3" svg:d="M6400 12200h900v-9400h4900" svg:viewBox="0 0 5801 9401">
          <text:p/>
        </draw:connector>
        <draw:custom-shape draw:style-name="gr17" draw:text-style-name="P1" xml:id="id122" draw:id="id122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1" draw:id="id121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5" draw:id="id125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0" draw:id="id120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20" draw:start-glue-point="1" draw:end-shape="id121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22" draw:start-glue-point="6" draw:end-shape="id123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4" draw:start-glue-point="3" draw:end-shape="id96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8" draw:start-glue-point="1" draw:end-shape="id125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8" draw:id="id128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6" draw:start-glue-point="1" draw:end-shape="id127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8" draw:start-glue-point="1" draw:end-shape="id129" draw:end-glue-point="3" svg:d="M17400 7000h860v5h859" svg:viewBox="0 0 1720 6">
          <text:p/>
        </draw:connector>
        <draw:custom-shape draw:style-name="gr7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xml:id="id126" draw:id="id126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xml:id="id95" draw:id="id95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76" draw:text-style-name="P18" xml:id="id130" draw:id="id130" draw:layer="layout" svg:width="2cm" svg:height="0.4cm" svg:x="4.4cm" svg:y="14cm">
          <text:p text:style-name="P17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30" draw:start-glue-point="1" draw:end-shape="id131" draw:end-glue-point="3" svg:d="M6400 14200h1600v2800h1599" svg:viewBox="0 0 3200 2801">
          <text:p/>
        </draw:connector>
        <draw:custom-shape draw:style-name="gr15" draw:text-style-name="P10" xml:id="id156" draw:id="id156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8" draw:id="id138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3" draw:id="id133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32" draw:id="id132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32" draw:start-glue-point="1" draw:end-shape="id133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4" draw:start-glue-point="7" draw:end-shape="id135" draw:end-glue-point="3" svg:d="M17200 17000h2000" svg:viewBox="0 0 2001 1">
          <text:p/>
        </draw:connector>
        <draw:custom-shape draw:style-name="gr77" draw:text-style-name="P25" xml:id="id134" draw:id="id134" draw:layer="layout" svg:width="1.4cm" svg:height="0.4cm" svg:x="15.8cm" svg:y="16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136" draw:id="id136" draw:layer="layout" svg:width="1.4cm" svg:height="0.4cm" svg:x="25.4cm" svg:y="6.6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6" draw:start-glue-point="1" draw:end-shape="id136" draw:end-glue-point="5" svg:d="M24119 6810h641v-10h640" svg:viewBox="0 0 1282 11">
          <text:p/>
        </draw:connector>
        <draw:custom-shape draw:style-name="gr75" draw:text-style-name="P23" xml:id="id137" draw:id="id137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7" draw:start-glue-point="1" draw:end-shape="id138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9" draw:start-glue-point="1" draw:end-shape="id137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40" draw:start-glue-point="6" draw:end-shape="id139" draw:end-glue-point="3" svg:d="M10799 17000h1201v1000h1200" svg:viewBox="0 0 2402 1001">
          <text:p/>
        </draw:connector>
        <draw:custom-shape draw:style-name="gr78" draw:text-style-name="P23" xml:id="id139" draw:id="id139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77" draw:text-style-name="P25" draw:layer="layout" svg:width="1.4cm" svg:height="0.4cm" svg:x="15.801cm" svg:y="16.8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41" draw:start-glue-point="1" draw:end-shape="id142" draw:end-glue-point="5" svg:d="M6400 11000h1801" svg:viewBox="0 0 1802 1">
          <text:p/>
        </draw:connector>
        <draw:custom-shape draw:style-name="gr80" draw:text-style-name="P1" xml:id="id140" draw:id="id140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1" draw:id="id131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4" draw:id="id144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3" draw:id="id143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3" draw:start-glue-point="1" draw:end-shape="id144" draw:end-glue-point="3" svg:d="M9000 17400h599" svg:viewBox="0 0 600 1">
          <text:p/>
        </draw:connector>
        <draw:custom-shape draw:style-name="gr80" draw:text-style-name="P1" xml:id="id158" draw:id="id158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6" draw:id="id146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5" draw:id="id145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5" draw:start-glue-point="1" draw:end-shape="id146" draw:end-glue-point="3" svg:d="M9001 17400h599" svg:viewBox="0 0 600 1">
          <text:p/>
        </draw:connector>
        <draw:custom-shape draw:style-name="gr80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8" draw:id="id148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7" draw:id="id147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7" draw:start-glue-point="1" draw:end-shape="id148" draw:end-glue-point="3" svg:d="M18599 12801h800" svg:viewBox="0 0 801 1">
          <text:p/>
        </draw:connector>
        <draw:custom-shape draw:style-name="gr80" draw:text-style-name="P1" xml:id="id100" draw:id="id100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0" draw:id="id150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9" draw:id="id149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9" draw:start-glue-point="1" draw:end-shape="id150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51" draw:start-glue-point="1" draw:end-shape="id152" draw:end-glue-point="3" svg:d="M6400 13000h6500v-599h6500" svg:viewBox="0 0 13001 600">
          <text:p/>
        </draw:connector>
        <draw:custom-shape draw:style-name="gr68" draw:text-style-name="P4" xml:id="id153" draw:id="id153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3" draw:start-glue-point="1" draw:end-shape="id154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3" draw:start-glue-point="1" draw:end-shape="id155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6" draw:start-glue-point="6" draw:end-shape="id157" draw:end-glue-point="5" svg:d="M21400 16800h1001" svg:viewBox="0 0 1002 1">
          <text:p/>
        </draw:connector>
        <draw:custom-shape draw:style-name="gr77" draw:text-style-name="P25" draw:layer="layout" svg:width="1.4cm" svg:height="0.4cm" svg:x="22.4cm" svg:y="16.5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1" draw:text-style-name="P25" xml:id="id157" draw:id="id157" draw:layer="layout" svg:width="1.999cm" svg:height="0.4cm" svg:x="22.401cm" svg:y="16.6cm">
          <text:p text:style-name="P24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draw:layer="layout" svg:width="1.4cm" svg:height="0.4cm" svg:x="8.2cm" svg:y="10.7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1" draw:text-style-name="P25" xml:id="id142" draw:id="id142" draw:layer="layout" svg:width="1.999cm" svg:height="0.4cm" svg:x="8.201cm" svg:y="10.8cm">
          <text:p text:style-name="P24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xml:id="id164" draw:id="id164" draw:layer="layout" svg:width="3cm" svg:height="0.4cm" svg:x="3.4cm" svg:y="13.6cm">
          <text:p text:style-name="P17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5" draw:id="id165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9" draw:id="id159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3" draw:id="id163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1" draw:id="id161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8" draw:start-glue-point="6" draw:end-shape="id159" draw:end-glue-point="3" svg:d="M10800 17000h902v-1205h900" svg:viewBox="0 0 1803 1206">
          <text:p/>
        </draw:connector>
        <draw:custom-shape draw:style-name="gr8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xml:id="id160" draw:id="id160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60" draw:start-glue-point="1" draw:end-shape="id161" draw:end-glue-point="3" svg:d="M11002 15400h1600" svg:viewBox="0 0 1601 1">
          <text:p/>
        </draw:connector>
        <draw:custom-shape draw:style-name="gr8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4" xml:id="id162" draw:id="id162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62" draw:start-glue-point="1" draw:end-shape="id163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4" draw:start-glue-point="1" draw:end-shape="id165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84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2" draw:layer="layout" svg:width="2.4cm" svg:height="0.447cm" svg:x="29.2cm" svg:y="21.4cm">
          <text:p text:style-name="P21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86" draw:text-style-name="P22" draw:layer="layout" svg:width="2.6cm" svg:height="0.4cm" svg:x="29.2cm" svg:y="22cm">
          <text:p text:style-name="P21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xml:id="id166" draw:id="id166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3" draw:id="id173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7" draw:id="id177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6" draw:start-glue-point="6" draw:end-shape="id167" draw:end-glue-point="3" svg:d="M22481 11402h160v-1h159" svg:viewBox="0 0 320 2">
          <text:p/>
        </draw:connector>
        <draw:custom-shape draw:style-name="gr17" draw:text-style-name="P1" xml:id="id172" draw:id="id172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9" draw:id="id169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1" draw:id="id171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2" draw:layer="layout" svg:width="4cm" svg:height="0.447cm" svg:x="2cm" svg:y="9cm">
          <text:p text:style-name="P21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64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5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2" draw:layer="layout" svg:width="3cm" svg:height="0.447cm" svg:x="3.4cm" svg:y="9.6cm">
          <text:p text:style-name="P21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9" draw:text-style-name="P22" draw:layer="layout" svg:width="4cm" svg:height="0.447cm" svg:x="2.4cm" svg:y="10.2cm">
          <text:p text:style-name="P21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0" draw:id="id180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xml:id="id216" draw:id="id216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68" draw:start-glue-point="1" draw:end-shape="id169" draw:end-glue-point="3" svg:d="M6400 11400h6400v-800h6400" svg:viewBox="0 0 12801 801">
          <text:p/>
        </draw:connector>
        <draw:custom-shape draw:style-name="gr4" draw:text-style-name="P2" xml:id="id170" draw:id="id170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70" draw:start-glue-point="1" draw:end-shape="id171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72" draw:start-glue-point="6" draw:end-shape="id173" draw:end-glue-point="3" svg:d="M20481 10601h360v600h359" svg:viewBox="0 0 720 601">
          <text:p/>
        </draw:connector>
        <draw:custom-shape draw:style-name="gr71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4" draw:start-glue-point="5" draw:end-shape="id175" draw:end-glue-point="1" svg:d="M27402 16802h-402v-2h-401" svg:viewBox="0 0 804 3">
          <text:p/>
        </draw:connector>
        <draw:connector draw:style-name="gr9" draw:text-style-name="P5" draw:layer="layout" draw:line-skew="-1.4cm" svg:x1="15cm" svg:y1="16.8cm" svg:x2="21.2cm" svg:y2="11.601cm" draw:start-shape="id176" draw:start-glue-point="1" draw:end-shape="id177" draw:end-glue-point="3" svg:d="M15000 16800h1700v-5199h4500" svg:viewBox="0 0 6201 5200">
          <text:p/>
        </draw:connector>
        <draw:custom-shape draw:style-name="gr12" draw:text-style-name="P4" xml:id="id179" draw:id="id179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8" draw:id="id178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2" draw:id="id182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1" draw:id="id181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78" draw:start-glue-point="6" draw:end-shape="id179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80" draw:start-glue-point="1" draw:end-shape="id181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68" draw:start-glue-point="1" draw:end-shape="id182" draw:end-glue-point="3" svg:d="M6400 11400h6400v1201h6400" svg:viewBox="0 0 12801 1202">
          <text:p/>
        </draw:connector>
        <draw:custom-shape draw:style-name="gr72" draw:text-style-name="P10" xml:id="id183" draw:id="id183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5" draw:id="id185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7" draw:id="id187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6" draw:id="id206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3" draw:start-glue-point="6" draw:end-shape="id170" draw:end-glue-point="3" svg:d="M21200 6806h460v4h459" svg:viewBox="0 0 920 5">
          <text:p/>
        </draw:connector>
        <draw:custom-shape draw:style-name="gr71" draw:text-style-name="P18" xml:id="id184" draw:id="id184" draw:layer="layout" svg:width="2.732cm" svg:height="0.4cm" svg:x="3.668cm" svg:y="12.397cm">
          <text:p text:style-name="P17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4" draw:start-glue-point="1" draw:end-shape="id185" draw:end-glue-point="3" svg:d="M6400 12597h5541v-5197h7178" svg:viewBox="0 0 12720 5198">
          <text:p/>
        </draw:connector>
        <draw:custom-shape draw:style-name="gr15" draw:text-style-name="P10" xml:id="id186" draw:id="id186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9" draw:id="id189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4" draw:id="id194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4" draw:id="id204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6" draw:start-glue-point="6" draw:end-shape="id187" draw:end-glue-point="3" svg:d="M18000 4609h560v1996h559" svg:viewBox="0 0 1120 1997">
          <text:p/>
        </draw:connector>
        <draw:custom-shape draw:style-name="gr17" draw:text-style-name="P1" xml:id="id188" draw:id="id188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1" draw:id="id191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2" draw:id="id192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8" draw:start-glue-point="6" draw:end-shape="id189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0" draw:id="id190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90" draw:start-glue-point="1" draw:end-shape="id191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92" draw:start-glue-point="3" draw:end-shape="id170" draw:end-glue-point="1" svg:d="M13119 6205h-501v2195h12002v-1590h-501" svg:viewBox="0 0 12003 2196">
          <text:p/>
        </draw:connector>
        <draw:custom-shape draw:style-name="gr15" draw:text-style-name="P10" xml:id="id193" draw:id="id193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0" draw:id="id200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6" draw:id="id196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01" draw:id="id201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3" draw:start-glue-point="6" draw:end-shape="id194" draw:end-glue-point="3" svg:d="M14400 3000h701v1409h699" svg:viewBox="0 0 1401 1410">
          <text:p/>
        </draw:connector>
        <draw:custom-shape draw:style-name="gr71" draw:text-style-name="P18" xml:id="id195" draw:id="id195" draw:layer="layout" svg:width="2.732cm" svg:height="0.4cm" svg:x="3.668cm" svg:y="12cm">
          <text:p text:style-name="P17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5" draw:start-glue-point="1" draw:end-shape="id196" draw:end-glue-point="3" svg:d="M6400 12200h900v-9400h4900" svg:viewBox="0 0 5801 9401">
          <text:p/>
        </draw:connector>
        <draw:custom-shape draw:style-name="gr17" draw:text-style-name="P1" xml:id="id199" draw:id="id199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8" draw:id="id198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02" draw:id="id202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7" draw:id="id197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7" draw:start-glue-point="1" draw:end-shape="id198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9" draw:start-glue-point="6" draw:end-shape="id200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201" draw:start-glue-point="3" draw:end-shape="id170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5" draw:start-glue-point="1" draw:end-shape="id202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5" draw:id="id205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3" draw:start-glue-point="1" draw:end-shape="id204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5" draw:start-glue-point="1" draw:end-shape="id206" draw:end-glue-point="3" svg:d="M17400 7000h860v5h859" svg:viewBox="0 0 1720 6">
          <text:p/>
        </draw:connector>
        <draw:custom-shape draw:style-name="gr7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xml:id="id203" draw:id="id203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3" xml:id="id167" draw:id="id167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52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0" draw:text-style-name="P4" xml:id="id207" draw:id="id207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91" draw:text-style-name="P16" draw:layer="layout" svg:width="3.8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92" draw:text-style-name="P18" xml:id="id176" draw:id="id176" draw:layer="layout" svg:width="1.2cm" svg:height="0.4cm" svg:x="13.8cm" svg:y="16.6cm">
          <text:p text:style-name="P17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7" draw:start-glue-point="1" draw:end-shape="id208" draw:end-glue-point="3" svg:d="M6400 14000h2400v2200h2400" svg:viewBox="0 0 4801 2201">
          <text:p/>
        </draw:connector>
        <draw:custom-shape draw:style-name="gr15" draw:text-style-name="P10" xml:id="id215" draw:id="id215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4" draw:id="id214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0" draw:id="id210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2" draw:id="id212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9" draw:id="id209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09" draw:start-glue-point="1" draw:end-shape="id210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11" draw:start-glue-point="7" draw:end-shape="id212" draw:end-glue-point="3" svg:d="M20400 17000h2000" svg:viewBox="0 0 2001 1">
          <text:p/>
        </draw:connector>
        <draw:custom-shape draw:style-name="gr77" draw:text-style-name="P25" xml:id="id211" draw:id="id211" draw:layer="layout" svg:width="1.4cm" svg:height="0.4cm" svg:x="19cm" svg:y="16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213" draw:id="id213" draw:layer="layout" svg:width="1.4cm" svg:height="0.4cm" svg:x="25.4cm" svg:y="6.6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70" draw:start-glue-point="1" draw:end-shape="id213" draw:end-glue-point="5" svg:d="M24119 6810h641v-10h640" svg:viewBox="0 0 1282 11">
          <text:p/>
        </draw:connector>
        <draw:connector draw:style-name="gr9" draw:text-style-name="P5" draw:layer="layout" draw:line-skew="-1.1cm" svg:x1="15cm" svg:y1="16.8cm" svg:x2="22.4cm" svg:y2="17.395cm" draw:start-shape="id176" draw:start-glue-point="1" draw:end-shape="id214" draw:end-glue-point="3" svg:d="M15000 16800h2600v595h4800" svg:viewBox="0 0 7401 596">
          <text:p/>
        </draw:connector>
        <draw:custom-shape draw:style-name="gr93" draw:text-style-name="P23" xml:id="id175" draw:id="id175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5" draw:start-glue-point="6" draw:end-shape="id175" draw:end-glue-point="3" svg:d="M24600 16800h400" svg:viewBox="0 0 401 1">
          <text:p/>
        </draw:connector>
        <draw:custom-shape draw:style-name="gr77" draw:text-style-name="P25" draw:layer="layout" svg:width="1.4cm" svg:height="0.4cm" svg:x="19.001cm" svg:y="16.8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draw:layer="layout" svg:width="1.4cm" svg:height="0.4cm" svg:x="27.401cm" svg:y="16.601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174" draw:id="id174" draw:layer="layout" svg:width="1.4cm" svg:height="0.4cm" svg:x="27.402cm" svg:y="16.602cm">
          <text:p text:style-name="P24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draw:layer="layout" svg:width="1.4cm" svg:height="0.4cm" svg:x="7.8cm" svg:y="10.8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217" draw:id="id217" draw:layer="layout" svg:width="1.4cm" svg:height="0.4cm" svg:x="7.801cm" svg:y="10.801cm">
          <text:p text:style-name="P24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6" draw:start-glue-point="1" draw:end-shape="id217" draw:end-glue-point="5" svg:d="M6400 11000h701v1h700" svg:viewBox="0 0 1402 2">
          <text:p/>
        </draw:connector>
        <draw:custom-shape draw:style-name="gr94" draw:text-style-name="P14" xml:id="id219" draw:id="id219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8" xml:id="id208" draw:id="id208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4" xml:id="id221" draw:id="id221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xml:id="id218" draw:id="id218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18" draw:start-glue-point="1" draw:end-shape="id219" draw:end-glue-point="3" svg:d="M10000 16600h600v200h600" svg:viewBox="0 0 1201 201">
          <text:p/>
        </draw:connector>
        <draw:custom-shape draw:style-name="gr98" draw:text-style-name="P16" xml:id="id220" draw:id="id220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20" draw:start-glue-point="1" draw:end-shape="id221" draw:end-glue-point="3" svg:d="M10000 17200h1200" svg:viewBox="0 0 1201 1">
          <text:p/>
        </draw:connector>
        <draw:custom-shape draw:style-name="gr96" draw:text-style-name="P14" xml:id="id238" draw:id="id238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8.919cm" svg:y1="18.201cm" svg:x2="18.501cm" svg:y2="18.2cm" draw:start-shape="id222" draw:start-glue-point="3" draw:end-shape="id223" draw:end-glue-point="1" svg:d="M8919 18201h-501v900h10584v-901h-501" svg:viewBox="0 0 10585 902">
          <text:p/>
        </draw:connector>
        <draw:custom-shape draw:style-name="gr99" draw:text-style-name="P4" xml:id="id224" draw:id="id224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00" draw:text-style-name="P16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8" draw:layer="layout" svg:width="1.156cm" svg:height="0.4cm" svg:x="13.844cm" svg:y="20.6cm">
          <text:p text:style-name="P17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xml:id="id230" draw:id="id230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4" xml:id="id228" draw:id="id228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24" draw:start-glue-point="1" draw:end-shape="id225" draw:end-glue-point="3" svg:d="M6400 14400h600v5800h4200" svg:viewBox="0 0 4801 5801">
          <text:p/>
        </draw:connector>
        <draw:custom-shape draw:style-name="gr95" draw:text-style-name="P18" xml:id="id225" draw:id="id225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5" draw:layer="layout" svg:width="1.4cm" svg:height="0.4cm" svg:x="25.599cm" svg:y="11.2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226" draw:id="id226" draw:layer="layout" svg:width="1.4cm" svg:height="0.4cm" svg:x="25.6cm" svg:y="11.201cm">
          <text:p text:style-name="P24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7" draw:start-glue-point="1" draw:end-shape="id226" draw:end-glue-point="5" svg:d="M24800 11401h800" svg:viewBox="0 0 801 1">
          <text:p/>
        </draw:connector>
        <draw:custom-shape draw:style-name="gr77" draw:text-style-name="P25" draw:layer="layout" svg:width="1.4cm" svg:height="0.4cm" svg:x="8.601cm" svg:y="21.199cm">
          <text:p text:style-name="P24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7" draw:text-style-name="P25" xml:id="id227" draw:id="id227" draw:layer="layout" svg:width="1.4cm" svg:height="0.4cm" svg:x="8.602cm" svg:y="21.2cm">
          <text:p text:style-name="P24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27" draw:start-glue-point="7" draw:end-shape="id228" draw:end-glue-point="3" svg:d="M10002 21400h600v-200h598" svg:viewBox="0 0 1199 201">
          <text:p/>
        </draw:connector>
        <draw:custom-shape draw:style-name="gr101" draw:text-style-name="P16" xml:id="id229" draw:id="id229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29" draw:start-glue-point="1" draw:end-shape="id230" draw:end-glue-point="3" svg:d="M10000 20800h1200" svg:viewBox="0 0 1201 1">
          <text:p/>
        </draw:connector>
        <draw:custom-shape draw:style-name="gr102" draw:text-style-name="P23" xml:id="id233" draw:id="id233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02" draw:text-style-name="P23" xml:id="id232" draw:id="id232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5" draw:layer="layout" svg:width="1.899cm" svg:height="0.4cm" svg:x="16.8cm" svg:y="24cm">
          <text:p text:style-name="P24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5" draw:text-style-name="P25" xml:id="id235" draw:id="id235" draw:layer="layout" svg:width="2.199cm" svg:height="0.4cm" svg:x="14.001cm" svg:y="27cm">
          <text:p text:style-name="P24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31" draw:id="id231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4" draw:id="id234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6" draw:id="id236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31" draw:start-glue-point="6" draw:end-shape="id232" draw:end-glue-point="3" svg:d="M19081 26801h360v-1h359" svg:viewBox="0 0 720 2">
          <text:p/>
        </draw:connector>
        <draw:custom-shape draw:style-name="gr106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3" draw:start-glue-point="1" draw:end-shape="id234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5" draw:start-glue-point="7" draw:end-shape="id236" draw:end-glue-point="3" svg:d="M16200 27200h1600" svg:viewBox="0 0 1601 1">
          <text:p/>
        </draw:connector>
        <draw:custom-shape draw:style-name="gr76" draw:text-style-name="P18" draw:layer="layout" svg:width="2cm" svg:height="0.4cm" svg:x="13cm" svg:y="17cm">
          <text:p text:style-name="P17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xml:id="id168" draw:id="id168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07" draw:text-style-name="P1" xml:id="id237" draw:id="id237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2" draw:id="id222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37" draw:start-glue-point="6" draw:end-shape="id238" draw:end-glue-point="3" svg:d="M10200 18002h500v-402h500" svg:viewBox="0 0 1001 403">
          <text:p/>
        </draw:connector>
        <draw:custom-shape draw:style-name="gr108" draw:text-style-name="P23" xml:id="id223" draw:id="id223" draw:layer="layout" svg:width="2.2cm" svg:height="0.8cm" svg:x="16.301cm" svg:y="17.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6.502cm" svg:y="18.2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1.199cm" svg:height="0.4cm" svg:x="16.701cm" svg:y="17.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1.799cm" svg:height="0.4cm" svg:x="16.502cm" svg:y="17.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cm" svg:y1="16.8cm" svg:x2="16.301cm" svg:y2="18.2cm" draw:start-shape="id176" draw:start-glue-point="1" draw:end-shape="id223" draw:end-glue-point="3" svg:d="M15000 16800h651v1400h650" svg:viewBox="0 0 1302 14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4-02T19:38:24.054720866</dc:date>
    <meta:editing-duration>P31DT23H17M</meta:editing-duration>
    <meta:editing-cycles>45</meta:editing-cycles>
    <meta:document-statistic meta:object-count="627"/>
  </office:meta>
</office:document-meta>
</file>